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 ollewahl_se</text:h>
      <text:h text:outline-level="2" text:style-name="Heading_2" text:is-list-header="true">Tabellstruktur cubes</text:h>
      <table:table table:name="cube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ore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ellstruktur examples</text:h>
      <table:table table:name="example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_examples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_example</text:p>
          </table:table-cell>
          <table:table-cell office:value-type="string">
            <text:p>varchar(45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ample1</text:p>
          </table:table-cell>
          <table:table-cell office:value-type="string">
            <text:p>mediumtext</text:p>
          </table:table-cell>
          <table:table-cell office:value-type="string">
            <text:p>Ja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offentlig</text:p>
          </table:table-cell>
          <table:table-cell office:value-type="string">
            <text:p>tinyint(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ellstruktur scores</text:h>
      <table:table table:name="score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ore</text:p>
          </table:table-cell>
          <table:table-cell office:value-type="string">
            <text:p>varchar(100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ellstruktur settings</text:h>
      <table:table table:name="setting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_settings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int(11)</text:p>
          </table:table-cell>
          <table:table-cell office:value-type="string">
            <text:p>Ja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mera</text:p>
          </table:table-cell>
          <table:table-cell office:value-type="string">
            <text:p>varchar(45)</text:p>
          </table:table-cell>
          <table:table-cell office:value-type="string">
            <text:p>Ja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toolbox</text:p>
          </table:table-cell>
          <table:table-cell office:value-type="string">
            <text:p>varchar(1500)</text:p>
          </table:table-cell>
          <table:table-cell office:value-type="string">
            <text:p>Ja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ellstruktur users</text:h>
      <table:table table:name="user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45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32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hool</text:p>
          </table:table-cell>
          <table:table-cell office:value-type="string">
            <text:p>varchar(45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ellstruktur workspaces</text:h>
      <table:table table:name="workspaces_structure">
        <table:table-column table:number-columns-repeated="5"/>
        <table:table-row>
          <table:table-cell office:value-type="string">
            <text:p>Kolumn</text:p>
          </table:table-cell>
          <table:table-cell office:value-type="string">
            <text:p>Typ</text:p>
          </table:table-cell>
          <table:table-cell office:value-type="string">
            <text:p>nolläge</text:p>
          </table:table-cell>
          <table:table-cell office:value-type="string">
            <text:p>Standardvärde</text:p>
          </table:table-cell>
          <table:table-cell office:value-type="string">
            <text:p>Kommentarer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yerid</text:p>
          </table:table-cell>
          <table:table-cell office:value-type="string">
            <text:p>int(11)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pace</text:p>
          </table:table-cell>
          <table:table-cell office:value-type="string">
            <text:p>text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pace2</text:p>
          </table:table-cell>
          <table:table-cell office:value-type="string">
            <text:p>text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pace3</text:p>
          </table:table-cell>
          <table:table-cell office:value-type="string">
            <text:p>text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pace4</text:p>
          </table:table-cell>
          <table:table-cell office:value-type="string">
            <text:p>text</text:p>
          </table:table-cell>
          <table:table-cell office:value-type="string">
            <text:p>Nej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3</meta:generator>
    <meta:initial-creator>phpMyAdmin 4.6.3</meta:initial-creator>
    <meta:creation-date>2016-11-01T13:23:23</meta:creation-date>
  </office:meta>
</office:document-meta>
</file>